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373b" officeooo:paragraph-rsid="0015373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taset:</text:p>
      <text:p text:style-name="Standard"><text:tab/>https://www.kaggle.com/utkarsharya/ecommerce-purchase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8T07:04:32.266153903</meta:creation-date>
    <dc:date>2021-11-08T09:42:23.535446095</dc:date>
    <meta:editing-duration>PT1M3S</meta:editing-duration>
    <meta:editing-cycles>2</meta:editing-cycles>
    <meta:generator>LibreOffice/7.2.2.2$Linux_X86_64 LibreOffice_project/20$Build-2</meta:generator>
    <meta:document-statistic meta:table-count="0" meta:image-count="0" meta:object-count="0" meta:page-count="1" meta:paragraph-count="2" meta:word-count="2" meta:character-count="63" meta:non-whitespace-character-count="62"/>
  </office:meta>
</office:document-meta>
</file>